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72pt" officeooo:rsid="0009a5e0" officeooo:paragraph-rsid="0009a5e0" style:font-size-asian="63pt" style:font-size-complex="7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9a5e0" officeooo:paragraph-rsid="0009a5e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9a5e0" officeooo:paragraph-rsid="0009a5e0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Team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><text:soft-page-break/>Programmer Manual</text:p>
      <text:p text:style-name="P3">Team</text:p>
      <text:p text:style-name="P4">1.<text:tab/>Problem Description</text:p>
      <text:p text:style-name="P4"><text:tab/>The team struct represents an NFL team and as such contains everything needed to hold the data for the team's records, including a name, Record structs which hold the teams total, home, away, conference, and division records, as well as the team's win percentage and division number</text:p>
      <text:p text:style-name="P4"/>
      <text:p text:style-name="P4">2.<text:tab/>Struct Record</text:p>
      <text:p text:style-name="P4"><text:tab/><text:tab/>Data Members:</text:p>
      <text:p text:style-name="P4"><text:tab/><text:tab/><text:tab/>wins<text:tab/><text:tab/><text:tab/>number of wins in this record</text:p>
      <text:p text:style-name="P4"><text:tab/><text:tab/><text:tab/>losses<text:tab/><text:tab/><text:tab/>number of losses in this record</text:p>
      <text:p text:style-name="P4"><text:tab/><text:tab/><text:tab/>ties<text:tab/><text:tab/><text:tab/>number of ties in this record</text:p>
      <text:p text:style-name="P4"/>
      <text:p text:style-name="P4"><text:tab/>Struct Team</text:p>
      <text:p text:style-name="P4"><text:tab/><text:tab/>Data Members:</text:p>
      <text:p text:style-name="P4"><text:tab/><text:tab/><text:tab/>char name<text:tab/><text:tab/>the name of the team</text:p>
      <text:p text:style-name="P4"><text:tab/><text:tab/><text:tab/>Record total<text:tab/><text:tab/>record of total wins, losses, and ties</text:p>
      <text:p text:style-name="P4"><text:tab/><text:tab/><text:tab/>Record home<text:tab/><text:tab/>record of home wins, losses, and ties</text:p>
      <text:p text:style-name="P4"><text:tab/><text:tab/><text:tab/>Record away<text:tab/><text:tab/>record of away wins, losses, and ties</text:p>
      <text:p text:style-name="P4"><text:tab/><text:tab/><text:tab/>Record division<text:tab/>record of division wins, losses, and ties</text:p>
      <text:p text:style-name="P4"><text:tab/><text:tab/><text:tab/>Record conference<text:tab/>record of conference wins, losses, and ties</text:p>
      <text:p text:style-name="P4"><text:tab/><text:tab/><text:tab/>int divNum<text:tab/><text:tab/>number which determines which division a team is in</text:p>
      <text:p text:style-name="P4"><text:tab/><text:tab/><text:tab/>double winPercent<text:tab/>a team's win percentage, wins divided by total games</text:p>
      <text:p text:style-name="P4"><text:tab/><text:tab/><text:tab/>char confName<text:tab/>the name of the conference the team is in</text:p>
      <text:p text:style-name="P4"><text:tab/><text:tab/><text:tab/>char divName<text:tab/><text:tab/>the name of the division the team is in</text:p>
      <text:p text:style-name="P4"/>
      <text:p text:style-name="P4"><text:tab/><text:tab/>Member functions:</text:p>
      <text:p text:style-name="P4"><text:tab/><text:tab/><text:tab/>operator &lt;<text:tab/><text:tab/>overloads the &lt; operator so the team can be sorted <text:tab/><text:tab/><text:tab/><text:tab/><text:tab/><text:tab/><text:tab/><text:tab/>correctly, first by divNum, then by winPercent, then finally <text:tab/><text:tab/><text:tab/><text:tab/><text:tab/><text:tab/>by name</text:p>
      <text:p text:style-name="P4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28:29.690000000</meta:creation-date>
    <dc:date>2018-11-08T12:38:24.064000000</dc:date>
    <meta:editing-duration>PT9M54S</meta:editing-duration>
    <meta:editing-cycles>1</meta:editing-cycles>
    <meta:document-statistic meta:table-count="0" meta:image-count="0" meta:object-count="0" meta:page-count="2" meta:paragraph-count="25" meta:word-count="205" meta:character-count="1250" meta:non-whitespace-character-count="990"/>
    <meta:generator>LibreOffice/4.4.4.3$Windows_x86 LibreOffice_project/2c39ebcf046445232b798108aa8a7e7d89552ea8</meta:generator>
  </office:meta>
</office:document-meta>
</file>